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c78" officeooo:paragraph-rsid="000e7c78"/>
    </style:style>
    <style:style style:name="P2" style:family="paragraph" style:parent-style-name="Standard">
      <style:text-properties officeooo:rsid="000fea60" officeooo:paragraph-rsid="000fea60"/>
    </style:style>
    <style:style style:name="P3" style:family="paragraph" style:parent-style-name="Standard">
      <style:text-properties officeooo:rsid="00118611" officeooo:paragraph-rsid="00118611"/>
    </style:style>
    <style:style style:name="P4" style:family="paragraph" style:parent-style-name="Standard">
      <style:text-properties fo:font-size="18pt" fo:font-weight="bold" officeooo:rsid="000e7c78" officeooo:paragraph-rsid="000e7c78" style:font-size-asian="18pt" style:font-weight-asian="bold" style:font-size-complex="18pt" style:font-weight-complex="bold"/>
    </style:style>
    <style:style style:name="P5" style:family="paragraph" style:parent-style-name="Standard">
      <style:text-properties fo:font-size="12pt" fo:font-weight="normal" officeooo:rsid="0011dabc" officeooo:paragraph-rsid="0011dabc" style:font-size-asian="10.5pt" style:font-weight-asian="normal" style:font-size-complex="12pt" style:font-weight-complex="normal"/>
    </style:style>
    <style:style style:name="P6" style:family="paragraph" style:parent-style-name="Standard">
      <style:text-properties officeooo:rsid="0011dabc" officeooo:paragraph-rsid="00118611"/>
    </style:style>
    <style:style style:name="P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e7c78" officeooo:paragraph-rsid="000e7c78"/>
    </style:style>
    <style:style style:name="P8" style:family="paragraph" style:parent-style-name="Standard">
      <style:text-properties fo:font-size="12pt" fo:font-weight="normal" officeooo:rsid="00134d9c" officeooo:paragraph-rsid="00134d9c" style:font-size-asian="10.5pt" style:font-weight-asian="normal" style:font-size-complex="12pt" style:font-weight-complex="normal"/>
    </style:style>
    <style:style style:name="P9" style:family="paragraph" style:parent-style-name="Standard" style:list-style-name="L1">
      <style:text-properties fo:font-size="12pt" fo:font-weight="normal" officeooo:rsid="00134d9c" officeooo:paragraph-rsid="00134d9c" style:font-size-asian="10.5pt" style:font-weight-asian="normal" style:font-size-complex="12pt" style:font-weight-complex="normal"/>
    </style:style>
    <style:style style:name="P10" style:family="paragraph" style:parent-style-name="Standard" style:list-style-name="L1">
      <style:text-properties fo:font-size="12pt" fo:font-weight="normal" officeooo:rsid="0011dabc" officeooo:paragraph-rsid="00134d9c" style:font-size-asian="10.5pt" style:font-weight-asian="normal" style:font-size-complex="12pt" style:font-weight-complex="normal"/>
    </style:style>
    <style:style style:name="P11" style:family="paragraph" style:parent-style-name="Standard">
      <style:text-properties fo:font-size="18pt" style:text-underline-style="solid" style:text-underline-width="auto" style:text-underline-color="font-color" fo:font-weight="bold" officeooo:rsid="000e7c78" officeooo:paragraph-rsid="000e7c78" style:font-size-asian="18pt" style:font-weight-asian="bold" style:font-size-complex="18pt" style:font-weight-complex="bold"/>
    </style:style>
    <style:style style:name="P12" style:family="paragraph" style:parent-style-name="Standard">
      <style:text-properties fo:font-weight="bold" officeooo:rsid="000e7c78" officeooo:paragraph-rsid="000e7c78" style:font-weight-asian="bold" style:font-weight-complex="bold"/>
    </style:style>
    <style:style style:name="P1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e7c78" officeooo:paragraph-rsid="000e7c78" style:font-size-asian="20pt" style:font-weight-asian="bold" style:font-size-complex="20pt" style:font-weight-complex="bold"/>
    </style:style>
    <style:style style:name="P14" style:family="paragraph" style:parent-style-name="Standard">
      <style:text-properties style:text-line-through-style="none" style:text-line-through-type="none" fo:font-size="18pt" style:text-underline-style="solid" style:text-underline-width="auto" style:text-underline-color="font-color" fo:font-weight="bold" officeooo:rsid="000e7c78" officeooo:paragraph-rsid="000e7c78" style:font-size-asian="18pt" style:font-weight-asian="bold" style:font-size-complex="18pt" style:font-weight-complex="bold"/>
    </style:style>
    <style:style style:name="T1" style:family="text">
      <style:text-properties officeooo:rsid="000fea60"/>
    </style:style>
    <style:style style:name="T2" style:family="text">
      <style:text-properties officeooo:rsid="00118611"/>
    </style:style>
    <style:style style:name="T3" style:family="text">
      <style:text-properties officeooo:rsid="0011dabc"/>
    </style:style>
    <style:style style:name="T4" style:family="text">
      <style:text-properties officeooo:rsid="00134d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Задание 4: Анализ на потребностите</text:p>
      <text:p text:style-name="P13">Проектиране на човеко-машинен интерфейс 2022-2023</text:p>
      <text:p text:style-name="P1"/>
      <text:p text:style-name="P12">Участници в проекта:</text:p>
      <text:p text:style-name="P1"><text:s text:c="10"/><text:tab/>1. Алекс Георгиев ,фак.№ <text:span text:style-name="T3">62604 </text:span>, III курс, Софтуерно инженерство</text:p>
      <text:p text:style-name="P1"><text:tab/>2. Павлин Димитров , фак.№ , III курс, Софтуерно инженерство</text:p>
      <text:p text:style-name="P1"><text:tab/>3. Емил Цанев , фак.№ , III курс, Софтуерно инженерство</text:p>
      <text:p text:style-name="P1"><text:tab/>4. Лъчезар Кеманов , фак.№ , III курс, Софтуерно инженерство</text:p>
      <text:p text:style-name="P1"/>
      <text:p text:style-name="P12">Име на проект: <text:s text:c="3"/>RemoteFarm</text:p>
      <text:p text:style-name="P1"/>
      <text:p text:style-name="P11">1.Основни цели и задачи</text:p>
      <text:p text:style-name="P4"/>
      <text:p text:style-name="P1"><text:tab/>“<text:span text:style-name="T1">RemoteFarm</text:span>” <text:span text:style-name="T1">е система ,която подпомага всеки един фермер който я използва. Основната задача ,която тя решава е поливането на растенията. Тя позволява отдалечено управление на цялата напоителна система която един земеделец използва. Потребителите на системата могат да <text:s/>използват готови планове за поливане , както и те самите да създават свои собствени такива като ги настройват според тяхните специфични нужди и желания.</text:span></text:p>
      <text:p text:style-name="P3"><text:tab/>Ролята на потребителите е да имат различен достъп до различни функционалности предоставени от системата. Идеята е че потребителите ще могат да заплащат различни суми и ще получават различни функционалности.Като колкото повече се заплати толкова повече ще му бъде дадено на потребителя. Ще има възможност за четене на статии по теми за земеделие. Също ще може да се наблюдават данни в реално време от сензорите на полето.</text:p>
      <text:p text:style-name="P2"><text:tab/>Основната цел на проекта е да автоматизира и оптимизара процеса по отгелждане на земеделска продукцията ,като това <text:span text:style-name="T2">намали разходите и времето за производство.</text:span></text:p>
      <text:p text:style-name="P2"/>
      <text:p text:style-name="P11">2.Целева група потребители</text:p>
      <text:p text:style-name="P1"/>
      <text:p text:style-name="P3">2.1 Нерегистриран потребител</text:p>
      <text:p text:style-name="P3">Този вид потребители ще имат достъп до много ограничена част от системата.Понеже те ще могат да използват системата без да заплащат.</text:p>
      <text:p text:style-name="P3"/>
      <text:p text:style-name="P3">2.2 Регистриран потребител(Иконимичен пакет)</text:p>
      <text:p text:style-name="P3">Потребителите които са заплатили “Икономичен пакет” ще имат достъп до почти цялата функционалност която се продоставя.</text:p>
      <text:p text:style-name="P3"/>
      <text:p text:style-name="P3">2.3 Регистриран потребител(Плюс пакет)</text:p>
      <text:p text:style-name="P3">Заплатилите “Плюс пакет” ще разполаг с всичко което се предоставя от системата.</text:p>
      <text:p text:style-name="P6"/>
      <text:p text:style-name="P1"/>
      <text:p text:style-name="P14">3.Анализ на нуждите на потребителите</text:p>
      <text:p text:style-name="P5"/>
      <text:p text:style-name="P5">-Отдалечене управление на поливането(пускане или спиране)</text:p>
      <text:p text:style-name="P5">-Автоматизирано поливане</text:p>
      <text:p text:style-name="P5">-Възможност за финна настойка на поливане</text:p>
      <text:p text:style-name="P5"><text:soft-page-break/>-Препоръки за поливане</text:p>
      <text:p text:style-name="P5">-Достъп до статии за земеделие</text:p>
      <text:p text:style-name="P5">-Прогноза за времето</text:p>
      <text:p text:style-name="P1"/>
      <text:p text:style-name="P11">4. Изисквания към системата</text:p>
      <text:p text:style-name="P4"/>
      <text:list xml:id="list3983477014" text:style-name="L1">
        <text:list-item>
          <text:p text:style-name="P9">нерегистриран потребител</text:p>
          <text:p text:style-name="P9"/>
          <text:p text:style-name="P9">1.Прогноза за времето</text:p>
          <text:p text:style-name="P9">2.Плащане с банкова карта</text:p>
          <text:p text:style-name="P9">3.Преглед на данни от сензор</text:p>
        </text:list-item>
      </text:list>
      <text:p text:style-name="P8"><text:s text:c="12"/>4.<text:span text:style-name="T3">Обновяване на системата и софтуера на сензори</text:span></text:p>
      <text:p text:style-name="P8"><text:tab/>5<text:span text:style-name="T3">.Добавяне на устройство към системата</text:span></text:p>
      <text:p text:style-name="P8"/>
      <text:list xml:id="list100715625672070" text:continue-numbering="true" text:style-name="L1">
        <text:list-item>
          <text:p text:style-name="P9">Регистриран потребител(Икономичен пакет)</text:p>
          <text:p text:style-name="P9"/>
          <text:p text:style-name="P10">1.Преглед на данни от сензори</text:p>
          <text:p text:style-name="P10">2.Създаване на план за поливане</text:p>
          <text:p text:style-name="P10"><text:span text:style-name="T4">3</text:span>.Пускане и спиране на дадени устройствата</text:p>
          <text:p text:style-name="P10"><text:span text:style-name="T4">4</text:span>.Плащане с банкова карта</text:p>
          <text:p text:style-name="P10"><text:span text:style-name="T4">5</text:span>.Пускане и спиране на цялата напоителна система</text:p>
          <text:p text:style-name="P10"><text:span text:style-name="T4">6</text:span>.Прогноза за времето</text:p>
          <text:p text:style-name="P10"><text:span text:style-name="T4">7</text:span>.Добавяне на устройство към системата</text:p>
          <text:p text:style-name="P10"><text:span text:style-name="T4">8</text:span>.Обновяване на системата и софтуера на сензори</text:p>
          <text:p text:style-name="P10"/>
        </text:list-item>
        <text:list-item>
          <text:p text:style-name="P9">Регистриран потребител(Плюс пакет)</text:p>
          <text:p text:style-name="P9">Цялата фунционалност</text:p>
        </text:list-item>
      </text:list>
      <text:p text:style-name="P1"/>
      <text:p text:style-name="P11">5.Списък на случаи на употреба</text:p>
      <text:p text:style-name="P4"/>
      <text:p text:style-name="P5">1.Преглед на данни от сензори</text:p>
      <text:p text:style-name="P5">2.Създаване на план за поливане</text:p>
      <text:p text:style-name="P5">3.Препоръки за поливане</text:p>
      <text:p text:style-name="P5">4.Пускане и спиране на дадени устройствата</text:p>
      <text:p text:style-name="P5">5.Плащане с банкова карта</text:p>
      <text:p text:style-name="P5">6.Пускане и спиране на цялата напоителна система</text:p>
      <text:p text:style-name="P5">7.Прогноза за времето</text:p>
      <text:p text:style-name="P5">8.Добавяне на устройство към системата</text:p>
      <text:p text:style-name="P5">9.Обновяване на системата и софтуера на сензори</text:p>
      <text:p text:style-name="P5">10.Достъпт до статии</text:p>
      <text:p text:style-name="P7"/>
      <text:p text:style-name="P11">6.Речник на термините</text:p>
      <text:p text:style-name="P1"/>
      <text:p text:style-name="P1"/>
      <text:p text:style-name="P1"/>
      <text:p text:style-name="P1"/>
      <text:p text:style-name="P1"><text:soft-page-break/></text:p>
      <text:p text:style-name="P1"/>
      <text:p text:style-name="P1"/>
      <text:p text:style-name="P1"/>
      <text:p text:style-name="P1">фиг.1 UML use case diagram - </text:p>
      <text:p text:style-name="P1"/>
      <text:p text:style-name="P1"/>
      <text:p text:style-name="P1">фиг.2 Activity diagram - </text:p>
      <text:p text:style-name="P1"/>
      <text:p text:style-name="P1"/>
      <text:p text:style-name="P1">фиг.3 Activity diagram -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0T08:44:58.284827880</meta:creation-date>
    <dc:date>2023-05-10T10:07:15.507491706</dc:date>
    <meta:editing-duration>PT11M57S</meta:editing-duration>
    <meta:editing-cycles>2</meta:editing-cycles>
    <meta:generator>LibreOffice/6.0.7.3$Linux_X86_64 LibreOffice_project/00m0$Build-3</meta:generator>
    <meta:document-statistic meta:table-count="0" meta:image-count="0" meta:object-count="0" meta:page-count="3" meta:paragraph-count="62" meta:word-count="472" meta:character-count="3175" meta:non-whitespace-character-count="2743"/>
  </office:meta>
</office:document-meta>
</file>